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ECE33924FCBC94B1.jpg" manifest:media-type="image/jpeg"/>
  <manifest:file-entry manifest:full-path="Pictures/100000000000030C00000410ED160FA9C08BF3CE.jpg" manifest:media-type="image/jpeg"/>
  <manifest:file-entry manifest:full-path="Pictures/100000000000030C00000410CF264AA77FBDEA23.jpg" manifest:media-type="image/jpeg"/>
  <manifest:file-entry manifest:full-path="Pictures/100000000000030C00000410EA2C9BB299FCA81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CF264AA77FBDEA23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EA2C9BB299FCA81B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ECE33924FCBC94B1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ED160FA9C08BF3C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1:11:09.491256243</meta:creation-date>
    <meta:generator>LibreOffice/6.0.7.3$Linux_X86_64 LibreOffice_project/00m0$Build-3</meta:generator>
    <dc:date>2019-02-16T01:16:01.038679507</dc:date>
    <meta:editing-duration>PT4M53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